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3.179cm" fo:min-width="6.231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dddddd" draw:opacity="99%" draw:textarea-horizontal-align="justify" draw:textarea-vertical-align="middle" draw:auto-grow-height="false" fo:min-height="1.457cm" fo:min-width="1.925cm" fo:padding-top="0.23cm" fo:padding-bottom="0.23cm" fo:padding-left="0.355cm" fo:padding-right="0.355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277cm" fo:min-width="1.836cm"/>
    </style:style>
    <style:style style:name="gr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084cm" fo:min-width="0.96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svg:stroke-width="0.212cm" svg:stroke-color="#000000" draw:marker-start-width="0.517cm" draw:marker-end-width="0.517cm" draw:fill-color="#dddddd" draw:opacity="99%" draw:textarea-horizontal-align="justify" draw:textarea-vertical-align="middle" draw:auto-grow-height="false" fo:min-height="1.247cm" fo:min-width="2.793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dddddd" draw:opacity="99%"/>
      <style:paragraph-properties fo:text-align="center"/>
    </style:style>
    <style:style style:name="P4" style:family="paragraph">
      <loext:graphic-properties draw:fill-color="#dddddd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731cm" svg:height="3.429cm" svg:x="3.159cm" svg:y="8.21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731cm" svg:height="3.429cm" svg:x="11.16cm" svg:y="16.367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429cm" svg:height="2.413cm" svg:x="4.81cm" svg:y="3.413cm">
          <text:p text:style-name="P1">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302cm" svg:height="2.159cm" svg:x="1.127cm" svg:y="13.446cm">
          <text:p text:style-name="P1">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302cm" svg:height="2.159cm" svg:x="4.937cm" svg:y="13.446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2.921cm" svg:height="2.667cm" svg:x="13.065cm" svg:y="10.398cm">
          <text:p text:style-name="P1">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s" svg:x1="14.526cm" svg:y1="13.065cm" svg:x2="14.525cm" svg:y2="16.367cm" draw:start-shape="id1" draw:start-glue-point="6" draw:end-shape="id2" draw:end-glue-point="0" svg:d="M14526 13065v501l-1 2299v502" svg:viewBox="0 0 2 3303">
          <text:p/>
        </draw:connector>
        <draw:connector draw:style-name="gr6" draw:text-style-name="P5" draw:layer="layout" draw:type="lines" svg:x1="6.525cm" svg:y1="5.826cm" svg:x2="6.524cm" svg:y2="8.212cm" draw:start-shape="id3" draw:start-glue-point="8" draw:end-shape="id4" draw:end-glue-point="0" svg:d="M6525 5826v606l-1 1278v502" svg:viewBox="0 0 2 2387">
          <text:p/>
        </draw:connector>
        <draw:connector draw:style-name="gr6" draw:text-style-name="P5" draw:layer="layout" draw:type="lines" svg:x1="6.588cm" svg:y1="13.446cm" svg:x2="6.524cm" svg:y2="11.641cm" draw:start-shape="id5" draw:start-glue-point="4" draw:end-shape="id4" svg:d="M6588 13446v-502l-64-803v-500" svg:viewBox="0 0 65 1806">
          <text:p/>
        </draw:connector>
        <draw:connector draw:style-name="gr6" draw:text-style-name="P5" draw:layer="layout" draw:type="lines" svg:x1="14.526cm" svg:y1="10.398cm" svg:x2="9.89cm" svg:y2="9.926cm" draw:start-shape="id1" draw:start-glue-point="4" draw:end-shape="id4" svg:d="M14526 10398v-502l-4136 30h-500" svg:viewBox="0 0 4637 503">
          <text:p/>
        </draw:connector>
        <draw:line draw:style-name="gr6" draw:text-style-name="P5" draw:layer="layout" svg:x1="2.905cm" svg:y1="13.446cm" svg:x2="4.429cm" svg:y2="11.668cm">
          <text:p/>
        </draw:line>
        <draw:frame draw:style-name="gr7" draw:text-style-name="P6" draw:layer="layout" svg:width="0.889cm" svg:height="0.962cm" svg:x="14.727cm" svg:y="9.863cm">
          <draw:text-box>
            <text:p>M</text:p>
          </draw:text-box>
        </draw:frame>
        <draw:frame draw:style-name="gr8" draw:text-style-name="P6" draw:layer="layout" svg:width="0.889cm" svg:height="0.962cm" svg:x="14.828cm" svg:y="12.674cm">
          <draw:text-box>
            <text:p>N</text:p>
          </draw:text-box>
        </draw:frame>
        <draw:custom-shape draw:style-name="gr3" draw:text-style-name="P2" xml:id="id6" draw:id="id6" draw:layer="layout" svg:width="3.302cm" svg:height="2.159cm" svg:x="6.207cm" svg:y="17.002cm">
          <text:p text:style-name="P1">Ow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s" svg:x1="9.509cm" svg:y1="18.082cm" svg:x2="11.16cm" svg:y2="18.081cm" draw:start-shape="id6" draw:start-glue-point="10" draw:end-shape="id2" draw:end-glue-point="3" svg:d="M9509 18082h502l647-1h502" svg:viewBox="0 0 1652 2">
          <text:p/>
        </draw:connector>
        <draw:custom-shape draw:style-name="gr3" draw:text-style-name="P2" xml:id="id7" draw:id="id7" draw:layer="layout" svg:width="3.302cm" svg:height="2.159cm" svg:x="3.794cm" svg:y="20.558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3.302cm" svg:height="2.159cm" svg:x="7.35cm" svg:y="21.32cm">
          <text:p text:style-name="P1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s" svg:x1="6.69cm" svg:y1="18.845cm" svg:x2="6.613cm" svg:y2="20.874cm" draw:start-shape="id6" draw:start-glue-point="7" draw:end-shape="id7" draw:end-glue-point="11" svg:d="M6690 18845v817l-77 394v818" svg:viewBox="0 0 78 2030">
          <text:p/>
        </draw:connector>
        <draw:connector draw:style-name="gr6" draw:text-style-name="P5" draw:layer="layout" draw:type="lines" svg:x1="9.026cm" svg:y1="18.845cm" svg:x2="9.001cm" svg:y2="21.32cm" draw:start-shape="id6" draw:start-glue-point="9" draw:end-shape="id8" draw:end-glue-point="4" svg:d="M9026 18845v817l-25 1156v502" svg:viewBox="0 0 26 2476">
          <text:p/>
        </draw:connector>
        <draw:custom-shape draw:style-name="gr9" draw:text-style-name="P3" xml:id="id9" draw:id="id9" draw:layer="layout" svg:width="4.953cm" svg:height="2.413cm" svg:x="13.954cm" svg:y="20.912cm">
          <text:p text:style-name="P1">Image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s" svg:x1="16.431cm" svg:y1="20.912cm" svg:x2="14.525cm" svg:y2="19.796cm" draw:start-shape="id9" draw:start-glue-point="4" draw:end-shape="id2" svg:d="M16431 20912v-607l-1906-9v-500" svg:viewBox="0 0 1907 11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01:01:21.332805848</meta:creation-date>
    <dc:date>2016-11-19T01:11:07.781373882</dc:date>
    <meta:editing-duration>PT9M47S</meta:editing-duration>
    <meta:editing-cycles>1</meta:editing-cycles>
    <meta:document-statistic meta:object-count="21"/>
    <meta:generator>LibreOffice/5.1.2.2$Linux_X86_64 LibreOffice_project/10m0$Build-2</meta:generator>
  </office:meta>
</office:document-meta>
</file>